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1" style:font-size-complex="16pt"/>
    </style:style>
    <style:style style:name="P3" style:family="paragraph" style:parent-style-name="Standard">
      <style:paragraph-properties fo:text-align="justify" style:justify-single-word="false"/>
    </style:style>
    <style:style style:name="P4" style:family="paragraph" style:parent-style-name="Standard" style:master-page-name="Standard">
      <style:paragraph-properties fo:text-align="center" style:justify-single-word="false" style:page-number="auto"/>
    </style:style>
    <style:style style:name="T1" style:family="text">
      <style:text-properties style:font-name="Times New Roman" fo:font-size="20pt" style:font-size-asian="20pt" style:font-name-complex="Times New Roman1" style:font-size-complex="20pt"/>
    </style:style>
    <style:style style:name="T2" style:family="text">
      <style:text-properties style:font-name="Times New Roman" fo:font-size="16pt" fo:font-weight="bold" style:font-size-asian="16pt" style:font-weight-asian="bold" style:font-name-complex="Times New Roman1" style:font-size-complex="16pt"/>
    </style:style>
    <style:style style:name="T3" style:family="text">
      <style:text-properties style:font-name="Times New Roman" fo:font-size="18pt" style:font-size-asian="18pt" style:font-name-complex="Times New Roman1" style:font-size-complex="18pt"/>
    </style:style>
    <style:style style:name="T4" style:family="text">
      <style:text-properties style:font-name="Times New Roman" fo:font-size="13pt" style:font-size-asian="13pt" style:font-name-complex="Times New Roman1" style:font-size-complex="13pt"/>
    </style:style>
    <style:style style:name="T5" style:family="text">
      <style:text-properties style:font-name="Times New Roman" fo:font-size="13pt" officeooo:rsid="00091f0b" style:font-size-asian="13pt" style:font-name-complex="Times New Roman1"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AFE DRIVE ASSIST</text:span></text:p>
      <text:p text:style-name="P1"><text:span text:style-name="T2">SYNOPSIS</text:span></text:p>
      <text:p text:style-name="P2"/>
      <text:p text:style-name="P3"><text:span text:style-name="T3">Problem definition</text:span></text:p>
      <text:p text:style-name="P3"><text:span text:style-name="T4">Driver inattention and tiredness are some of the main causes of traffic accidents. Studies show that around one quarter of all serious motorway accidents is attributable to sleepy drivers in need </text:span><text:span text:style-name="T4">of a rest, meaning that drowsiness causes more road accidents than drink-driving. Many road accidents could be avoided if the driver could be alerted well before he falls asleep. </text:span></text:p>
      <text:p text:style-name="P3"><text:span text:style-name="T3">Existing technologies</text:span></text:p>
      <text:p text:style-name="P3"><text:span text:style-name="T4">Various approaches have been made to address this issue. Broadly, these measures can be categorized into three- vehicle based, behavioral and physiological. </text:span></text:p>
      <text:p text:style-name="P3"><text:span text:style-name="T4">Volvo Cars introduced its Driver Alert Control System in 2008, which is available only on its high-end models. This system uses a camera, a number of sensors and a central unit to monitor the movements of the car within the road lane, to assess whether the driver is drowsy. Mercedes-Benz has also introduced a similar system known as the Attention Assist in its E-Class vehicles. Both these systems rely on as many as 70 inputs to determine if the driver is over tired. Lateral position of the vehicle inside the lane, steering wheel movements and time-to-line crossing are commonly used. </text:span></text:p>
      <text:p text:style-name="P3"><text:span text:style-name="T4">Behavioral measures include yawning, eye closure, eye blinking, position of the head etc. These are monitored using a camera and the driver is alerted if any of these drowsiness symptoms are detected. Even though this vision based method is not intrusive and will not cause inconvenience to drivers, the drowsiness detection is not very accurate. The alarm could go off simply due to poor lighting, driving conditions or movement of the driver. Also, the camera based solution becomes obsolete when it comes to bespectacled drivers. </text:span></text:p>
      <text:p text:style-name="P3"><text:span text:style-name="T4">Physiological measures include monitoring the pulse rate, brain waves etc. of the driver to determine drowsiness. These signals start to change in the earlier stages of drowsiness. Hence, physiological signals are more suitable to detect drowsiness with few false positives; making it possible to alert a drowsy driver in a timely manner and thereby </text:span><text:soft-page-break/><text:span text:style-name="T4">prevent many road accidents. Many researchers have considered electrocardiogram (ECG), electromyogram (EMG), electroencephalogram (ECG) and electro-oculogram (EoG). </text:span></text:p>
      <text:p text:style-name="P3"><text:span text:style-name="T4">The Electroencephalogram (EEG) is the physiological signal most commonly used to measure drowsiness. The EEG signal has various frequency bands, including the delta band, which corresponds to sleep activity, the theta band, which is related to drowsiness, the alpha band, which represents relaxation and creativity, and the beta band, which corresponds to alertness. A decrease in the power changes in the alpha frequency band and an increase in the theta frequency band indicates drowsiness. The reliability and accuracy of driver drowsiness detection by using physiological signals is very high compared to other methods. However, the intrusive nature of measuring physiological signals remains an issue to be addressed. Measuring EEG activity has traditionally required complex equipment, the precise placement of dozens of electrodes around the head and the use of various gels, saline solutions, and/or pastes to keep them in place. This is quite intrusive to drivers and thus is not a probable solution.</text:span></text:p>
      <text:p text:style-name="P3"><text:span text:style-name="T4">Recently, various wireless devices have been developed which could monitor the brain waves of a person. EPOC/EPOC+ from Emotiv is designed for practical contextualized applications and provides access to high quality raw EEG data using 14 channels in 10-20 locations. It requires the user to wear an EEG headset, and comes with hydrator packs and saline solution. The EPOC headset costs 399$ which is quite expensive. The Bluetooth MyndPlay BrainBandXL is a research grade single sensor EEG headset which allows users to control apps, games, videos and movies using only brainwaves. It uses two dry sensors to detect brain activity and is priced at 250$. The iFocusBand is a wearable brain training device with three sensors that are placed on the head to measure brain activity. <text:s/>This has been developed as a Neurofeedback system and requires the user to wear a head band. The Melon headband is another wearable EEG monitoring system that has been developed to measure focus and uses two dry sensors. Mindwave from Neurosky could be the most affordable EEG headsets. The disadvantage with most of the above mentioned systems is that the user needs to wear a head band, a cap, or a headset designed in such a way that all electrodes are in place.</text:span></text:p>
      <text:p text:style-name="P3"><text:span text:style-name="T3">Proposed system</text:span></text:p>
      <text:p text:style-name="P3"><text:span text:style-name="T4">We wish to develop a system that detects drowsiness using a single EEG sensor placed at the position of the occipital lobe. The use of just one electrode makes the system small and wearable without causing annoyance to the driver. When the brain activity falls below th</text:span><text:bookmark text:name="_GoBack"/><text:span text:style-name="T4">e normal rate, an alarm is sounded with the help of an earpiec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mail - [2010]</meta:initial-creator>
    <meta:editing-cycles>11</meta:editing-cycles>
    <meta:creation-date>2016-01-07T08:36:00</meta:creation-date>
    <dc:date>2016-01-14T13:05:54.271410297</dc:date>
    <meta:editing-duration>PT6M39S</meta:editing-duration>
    <meta:generator>LibreOffice/4.4.2.2$Linux_X86_64 LibreOffice_project/40m0$Build-2</meta:generator>
    <meta:document-statistic meta:table-count="0" meta:image-count="0" meta:object-count="0" meta:page-count="2" meta:paragraph-count="13" meta:word-count="769" meta:character-count="4838" meta:non-whitespace-character-count="4075"/>
    <meta:user-defined meta:name="AppVersion">14.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